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9.148cm" svg:height="9.005cm" svg:x="0.385cm" svg:y="6.242cm">
            <draw:object draw:notify-on-update-of-ranges="Лист1.B1:Лист1.M1 Лист1.A2:Лист1.A2 Лист1.B2:Лист1.M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.148cm" svg:height="9.005cm" svg:x="0.413cm" svg:y="15.857cm">
            <draw:object draw:notify-on-update-of-ranges="Лист1.B1:Лист1.M1 Лист1.A3:Лист1.A3 Лист1.B3:Лист1.M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9.038cm" svg:height="9.005cm" svg:x="0.468cm" svg:y="25.313cm">
            <draw:object draw:notify-on-update-of-ranges="Лист1.B1:Лист1.M1 Лист1.A4:Лист1.A4 Лист1.B4:Лист1.M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9.037cm" svg:height="14.715cm" svg:x="0.496cm" svg:y="34.796cm">
            <draw:object draw:notify-on-update-of-ranges="Лист1.B1:Лист1.M1 Лист1.A2:Лист1.A2 Лист1.B2:Лист1.M2 Лист1.B1:Лист1.M1 Лист1.A3:Лист1.A3 Лист1.B3:Лист1.M3 Лист1.B1:Лист1.M1 Лист1.A4:Лист1.A4 Лист1.B4:Лист1.M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B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144" calcext:value-type="float">
            <text:p>6144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24576" calcext:value-type="float">
            <text:p>2457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TimeStr</text:p>
          </table:table-cell>
          <table:table-cell office:value-type="float" office:value="3.639" calcext:value-type="float">
            <text:p>3,639</text:p>
          </table:table-cell>
          <table:table-cell office:value-type="float" office:value="3.59818" calcext:value-type="float">
            <text:p>3,59818</text:p>
          </table:table-cell>
          <table:table-cell office:value-type="float" office:value="3.66316" calcext:value-type="float">
            <text:p>3,66316</text:p>
          </table:table-cell>
          <table:table-cell office:value-type="float" office:value="3.64787" calcext:value-type="float">
            <text:p>3,64787</text:p>
          </table:table-cell>
          <table:table-cell office:value-type="float" office:value="3.55359" calcext:value-type="float">
            <text:p>3,55359</text:p>
          </table:table-cell>
          <table:table-cell office:value-type="float" office:value="3.5585" calcext:value-type="float">
            <text:p>3,5585</text:p>
          </table:table-cell>
          <table:table-cell office:value-type="float" office:value="3.5744" calcext:value-type="float">
            <text:p>3,5744</text:p>
          </table:table-cell>
          <table:table-cell office:value-type="float" office:value="3.68259" calcext:value-type="float">
            <text:p>3,68259</text:p>
          </table:table-cell>
          <table:table-cell office:value-type="float" office:value="3.634" calcext:value-type="float">
            <text:p>3,634</text:p>
          </table:table-cell>
          <table:table-cell office:value-type="float" office:value="3.73893" calcext:value-type="float">
            <text:p>3,73893</text:p>
          </table:table-cell>
          <table:table-cell office:value-type="float" office:value="3.68778" calcext:value-type="float">
            <text:p>3,68778</text:p>
          </table:table-cell>
          <table:table-cell office:value-type="float" office:value="3.70583" calcext:value-type="float">
            <text:p>3,70583</text:p>
          </table:table-cell>
        </table:table-row>
        <table:table-row table:style-name="ro1">
          <table:table-cell office:value-type="string" calcext:value-type="string">
            <text:p>TimeRev</text:p>
          </table:table-cell>
          <table:table-cell table:style-name="Default" office:value-type="float" office:value="3.66966" calcext:value-type="float">
            <text:p>3,66966</text:p>
          </table:table-cell>
          <table:table-cell office:value-type="float" office:value="3.6152" calcext:value-type="float">
            <text:p>3,6152</text:p>
          </table:table-cell>
          <table:table-cell office:value-type="float" office:value="3.59607" calcext:value-type="float">
            <text:p>3,59607</text:p>
          </table:table-cell>
          <table:table-cell office:value-type="float" office:value="3.63616" calcext:value-type="float">
            <text:p>3,63616</text:p>
          </table:table-cell>
          <table:table-cell office:value-type="float" office:value="3.591" calcext:value-type="float">
            <text:p>3,591</text:p>
          </table:table-cell>
          <table:table-cell office:value-type="float" office:value="3.56187" calcext:value-type="float">
            <text:p>3,56187</text:p>
          </table:table-cell>
          <table:table-cell office:value-type="float" office:value="3.6319" calcext:value-type="float">
            <text:p>3,6319</text:p>
          </table:table-cell>
          <table:table-cell office:value-type="float" office:value="3.66125" calcext:value-type="float">
            <text:p>3,66125</text:p>
          </table:table-cell>
          <table:table-cell office:value-type="float" office:value="3.62639" calcext:value-type="float">
            <text:p>3,62639</text:p>
          </table:table-cell>
          <table:table-cell office:value-type="float" office:value="3.73178" calcext:value-type="float">
            <text:p>3,73178</text:p>
          </table:table-cell>
          <table:table-cell office:value-type="float" office:value="3.71479" calcext:value-type="float">
            <text:p>3,71479</text:p>
          </table:table-cell>
          <table:table-cell office:value-type="float" office:value="3.71018" calcext:value-type="float">
            <text:p>3,71018</text:p>
          </table:table-cell>
        </table:table-row>
        <table:table-row table:style-name="ro1">
          <table:table-cell office:value-type="string" calcext:value-type="string">
            <text:p>TimeRand</text:p>
          </table:table-cell>
          <table:table-cell table:style-name="Default" office:value-type="float" office:value="5.74767" calcext:value-type="float">
            <text:p>5,74767</text:p>
          </table:table-cell>
          <table:table-cell office:value-type="float" office:value="6.92208" calcext:value-type="float">
            <text:p>6,92208</text:p>
          </table:table-cell>
          <table:table-cell office:value-type="float" office:value="8.09327" calcext:value-type="float">
            <text:p>8,09327</text:p>
          </table:table-cell>
          <table:table-cell office:value-type="float" office:value="19.0311" calcext:value-type="float">
            <text:p>19,0311</text:p>
          </table:table-cell>
          <table:table-cell office:value-type="float" office:value="22.6169" calcext:value-type="float">
            <text:p>22,6169</text:p>
          </table:table-cell>
          <table:table-cell office:value-type="float" office:value="24.1451" calcext:value-type="float">
            <text:p>24,1451</text:p>
          </table:table-cell>
          <table:table-cell office:value-type="float" office:value="27.4521" calcext:value-type="float">
            <text:p>27,4521</text:p>
          </table:table-cell>
          <table:table-cell office:value-type="float" office:value="32.0456" calcext:value-type="float">
            <text:p>32,0456</text:p>
          </table:table-cell>
          <table:table-cell office:value-type="float" office:value="34.0772" calcext:value-type="float">
            <text:p>34,0772</text:p>
          </table:table-cell>
          <table:table-cell office:value-type="float" office:value="85.9257" calcext:value-type="float">
            <text:p>85,9257</text:p>
          </table:table-cell>
          <table:table-cell office:value-type="float" office:value="109.138" calcext:value-type="float">
            <text:p>109,138</text:p>
          </table:table-cell>
          <table:table-cell office:value-type="float" office:value="122.272" calcext:value-type="float">
            <text:p>122,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1:06:48.86294519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3:54:45.896762036</meta:creation-date>
    <dc:date>2023-12-11T11:31:30.856972124</dc:date>
    <meta:editing-duration>PT1H20M31S</meta:editing-duration>
    <meta:editing-cycles>4</meta:editing-cycles>
    <meta:generator>LibreOffice/7.6.2.1$Linux_X86_64 LibreOffice_project/60$Build-1</meta:generator>
    <meta:document-statistic meta:table-count="1" meta:cell-count="52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149cm" svg:height="9.006cm" xlink:href=".." xlink:type="simple" chart:class="chart:scatter" chart:style-name="ch1">
        <chart:title svg:x="21.554cm" svg:y="0.316cm" chart:style-name="ch2">
          <text:p>Прямой порядок заполнения</text:p>
        </chart:title>
        <chart:plot-area chart:style-name="ch3" table:cell-range-address="Лист1.B1:Лист1.M2 Лист1.A2:Лист1.A2" chart:data-source-has-labels="column" svg:x="1.993cm" svg:y="1.275cm" svg:width="46.174cm" svg:height="6.57cm">
          <chart:coordinate-region svg:x="2.905cm" svg:y="1.475cm" svg:width="44.797cm" svg:height="5.723cm"/>
          <chart:axis chart:dimension="x" chart:name="primary-x" chart:style-name="ch4">
            <chart:title svg:x="24.811cm" svg:y="8.025cm" chart:style-name="ch5">
              <text:p>KB</text:p>
            </chart:title>
            <chart:grid chart:style-name="ch6" chart:class="major"/>
          </chart:axis>
          <chart:axis chart:dimension="y" chart:name="primary-y" chart:style-name="ch7">
            <chart:title svg:x="0.451cm" svg:y="6.774cm" chart:style-name="ch8">
              <text:p>Время выполнения (в тактах)</text:p>
            </chart:title>
            <chart:grid chart:style-name="ch6" chart:class="major"/>
          </chart:axis>
          <chart:series chart:style-name="ch9" chart:values-cell-range-address="Лист1.B2:Лист1.M2" chart:label-cell-address="Лист1.A2:Лист1.A2" chart:class="chart:scatter">
            <chart:domain table:cell-range-address="Лист1.B1:Лист1.M1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64">
                <text:p>64</text:p>
                <draw:g>
                  <svg:desc>Лист1.B1:Лист1.M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6144">
                <text:p>6144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24576">
                <text:p>2457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TimeStr</text:p>
                <draw:g>
                  <svg:desc>Лист1.A2:Лист1.A2</svg:desc>
                </draw:g>
              </table:table-cell>
              <table:table-cell office:value-type="float" office:value="3.639">
                <text:p>3.639</text:p>
                <draw:g>
                  <svg:desc>Лист1.B2:Лист1.M2</svg:desc>
                </draw:g>
              </table:table-cell>
              <table:table-cell office:value-type="float" office:value="3.59818">
                <text:p>3.59818</text:p>
              </table:table-cell>
              <table:table-cell office:value-type="float" office:value="3.66316">
                <text:p>3.66316</text:p>
              </table:table-cell>
              <table:table-cell office:value-type="float" office:value="3.64787">
                <text:p>3.64787</text:p>
              </table:table-cell>
              <table:table-cell office:value-type="float" office:value="3.55359">
                <text:p>3.55359</text:p>
              </table:table-cell>
              <table:table-cell office:value-type="float" office:value="3.5585">
                <text:p>3.5585</text:p>
              </table:table-cell>
              <table:table-cell office:value-type="float" office:value="3.5744">
                <text:p>3.5744</text:p>
              </table:table-cell>
              <table:table-cell office:value-type="float" office:value="3.68259">
                <text:p>3.68259</text:p>
              </table:table-cell>
              <table:table-cell office:value-type="float" office:value="3.634">
                <text:p>3.634</text:p>
              </table:table-cell>
              <table:table-cell office:value-type="float" office:value="3.73893">
                <text:p>3.73893</text:p>
              </table:table-cell>
              <table:table-cell office:value-type="float" office:value="3.68778">
                <text:p>3.68778</text:p>
              </table:table-cell>
              <table:table-cell office:value-type="float" office:value="3.70583">
                <text:p>3.70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b3f" draw:fill-color="#008b3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149cm" svg:height="9.006cm" xlink:href=".." xlink:type="simple" chart:class="chart:scatter" chart:style-name="ch1">
        <chart:title svg:x="14.53cm" svg:y="0.343cm" chart:style-name="ch2">
          <text:p>Обратный порядок заполнения</text:p>
        </chart:title>
        <chart:plot-area chart:style-name="ch3" table:cell-range-address="Лист1.B1:Лист1.M1 Лист1.A3:Лист1.M3" chart:data-source-has-labels="column" svg:x="1.993cm" svg:y="1.275cm" svg:width="46.174cm" svg:height="6.57cm">
          <chart:coordinate-region svg:x="2.905cm" svg:y="1.475cm" svg:width="44.797cm" svg:height="5.724cm"/>
          <chart:axis chart:dimension="x" chart:name="primary-x" chart:style-name="ch4">
            <chart:title svg:x="24.811cm" svg:y="8.025cm" chart:style-name="ch5">
              <text:p>KB</text:p>
            </chart:title>
            <chart:grid chart:style-name="ch6" chart:class="major"/>
          </chart:axis>
          <chart:axis chart:dimension="y" chart:name="primary-y" chart:style-name="ch7">
            <chart:title svg:x="0.451cm" svg:y="6.774cm" chart:style-name="ch8">
              <text:p>Время выполнения (в тактах)</text:p>
            </chart:title>
            <chart:grid chart:style-name="ch6" chart:class="major"/>
          </chart:axis>
          <chart:series chart:style-name="ch9" chart:values-cell-range-address="Лист1.B3:Лист1.M3" chart:label-cell-address="Лист1.A3:Лист1.A3" chart:class="chart:scatter">
            <chart:domain table:cell-range-address="Лист1.B1:Лист1.M1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64">
                <text:p>64</text:p>
                <draw:g>
                  <svg:desc>Лист1.B1:Лист1.M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6144">
                <text:p>6144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24576">
                <text:p>2457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TimeRev</text:p>
                <draw:g>
                  <svg:desc>Лист1.A3:Лист1.A3</svg:desc>
                </draw:g>
              </table:table-cell>
              <table:table-cell office:value-type="float" office:value="3.66966">
                <text:p>3.66966</text:p>
                <draw:g>
                  <svg:desc>Лист1.B3:Лист1.M3</svg:desc>
                </draw:g>
              </table:table-cell>
              <table:table-cell office:value-type="float" office:value="3.6152">
                <text:p>3.6152</text:p>
              </table:table-cell>
              <table:table-cell office:value-type="float" office:value="3.59607">
                <text:p>3.59607</text:p>
              </table:table-cell>
              <table:table-cell office:value-type="float" office:value="3.63616">
                <text:p>3.63616</text:p>
              </table:table-cell>
              <table:table-cell office:value-type="float" office:value="3.591">
                <text:p>3.591</text:p>
              </table:table-cell>
              <table:table-cell office:value-type="float" office:value="3.56187">
                <text:p>3.56187</text:p>
              </table:table-cell>
              <table:table-cell office:value-type="float" office:value="3.6319">
                <text:p>3.6319</text:p>
              </table:table-cell>
              <table:table-cell office:value-type="float" office:value="3.66125">
                <text:p>3.66125</text:p>
              </table:table-cell>
              <table:table-cell office:value-type="float" office:value="3.62639">
                <text:p>3.62639</text:p>
              </table:table-cell>
              <table:table-cell office:value-type="float" office:value="3.73178">
                <text:p>3.73178</text:p>
              </table:table-cell>
              <table:table-cell office:value-type="float" office:value="3.71479">
                <text:p>3.71479</text:p>
              </table:table-cell>
              <table:table-cell office:value-type="float" office:value="3.71018">
                <text:p>3.71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12839" draw:fill-color="#e1283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039cm" svg:height="9.006cm" xlink:href=".." xlink:type="simple" chart:class="chart:scatter" chart:style-name="ch1">
        <chart:title svg:x="21.102cm" svg:y="0.316cm" chart:style-name="ch2">
          <text:p>Рандомный порядок заполнения</text:p>
        </chart:title>
        <chart:plot-area chart:style-name="ch3" table:cell-range-address="Лист1.B1:Лист1.M1 Лист1.A4:Лист1.M4" chart:data-source-has-labels="column" svg:x="1.991cm" svg:y="1.275cm" svg:width="46.068cm" svg:height="6.57cm">
          <chart:coordinate-region svg:x="2.798cm" svg:y="1.474cm" svg:width="44.796cm" svg:height="5.724cm"/>
          <chart:axis chart:dimension="x" chart:name="primary-x" chart:style-name="ch4">
            <chart:title svg:x="24.756cm" svg:y="8.025cm" chart:style-name="ch5">
              <text:p>KB</text:p>
            </chart:title>
            <chart:grid chart:style-name="ch6" chart:class="major"/>
          </chart:axis>
          <chart:axis chart:dimension="y" chart:name="primary-y" chart:style-name="ch7">
            <chart:title svg:x="0.451cm" svg:y="6.774cm" chart:style-name="ch8">
              <text:p>Время выполнения (в тактах)</text:p>
            </chart:title>
            <chart:grid chart:style-name="ch6" chart:class="major"/>
          </chart:axis>
          <chart:series chart:style-name="ch9" chart:values-cell-range-address="Лист1.B4:Лист1.M4" chart:label-cell-address="Лист1.A4:Лист1.A4" chart:class="chart:scatter">
            <chart:domain table:cell-range-address="Лист1.B1:Лист1.M1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64">
                <text:p>64</text:p>
                <draw:g>
                  <svg:desc>Лист1.B1:Лист1.M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6144">
                <text:p>6144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24576">
                <text:p>2457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TimeRand</text:p>
                <draw:g>
                  <svg:desc>Лист1.A4:Лист1.A4</svg:desc>
                </draw:g>
              </table:table-cell>
              <table:table-cell office:value-type="float" office:value="5.74767">
                <text:p>5.74767</text:p>
                <draw:g>
                  <svg:desc>Лист1.B4:Лист1.M4</svg:desc>
                </draw:g>
              </table:table-cell>
              <table:table-cell office:value-type="float" office:value="6.92208">
                <text:p>6.92208</text:p>
              </table:table-cell>
              <table:table-cell office:value-type="float" office:value="8.09327">
                <text:p>8.09327</text:p>
              </table:table-cell>
              <table:table-cell office:value-type="float" office:value="19.0311">
                <text:p>19.0311</text:p>
              </table:table-cell>
              <table:table-cell office:value-type="float" office:value="22.6169">
                <text:p>22.6169</text:p>
              </table:table-cell>
              <table:table-cell office:value-type="float" office:value="24.1451">
                <text:p>24.1451</text:p>
              </table:table-cell>
              <table:table-cell office:value-type="float" office:value="27.4521">
                <text:p>27.4521</text:p>
              </table:table-cell>
              <table:table-cell office:value-type="float" office:value="32.0456">
                <text:p>32.0456</text:p>
              </table:table-cell>
              <table:table-cell office:value-type="float" office:value="34.0772">
                <text:p>34.0772</text:p>
              </table:table-cell>
              <table:table-cell office:value-type="float" office:value="85.9257">
                <text:p>85.9257</text:p>
              </table:table-cell>
              <table:table-cell office:value-type="float" office:value="109.138">
                <text:p>109.138</text:p>
              </table:table-cell>
              <table:table-cell office:value-type="float" office:value="122.272">
                <text:p>122.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038cm" svg:height="14.716cm" xlink:href=".." xlink:type="simple" chart:class="chart:scatter" chart:style-name="ch1">
        <chart:title svg:x="21.909cm" svg:y="0.43cm" chart:style-name="ch2">
          <text:p>Все порядки заполнения</text:p>
        </chart:title>
        <chart:legend chart:legend-position="end" svg:x="46.133cm" svg:y="6.561cm" style:legend-expansion="high" chart:style-name="ch3"/>
        <chart:plot-area chart:style-name="ch4" table:cell-range-address="Лист1.B1:Лист1.M4 Лист1.A2:Лист1.A4" chart:data-source-has-labels="column" svg:x="1.991cm" svg:y="1.503cm" svg:width="43.162cm" svg:height="11.938cm">
          <chart:coordinate-region svg:x="2.798cm" svg:y="1.702cm" svg:width="41.89cm" svg:height="11.092cm"/>
          <chart:axis chart:dimension="x" chart:name="primary-x" chart:style-name="ch5">
            <chart:title svg:x="23.303cm" svg:y="13.735cm" chart:style-name="ch6">
              <text:p>KB</text:p>
            </chart:title>
            <chart:grid chart:style-name="ch7" chart:class="major"/>
          </chart:axis>
          <chart:axis chart:dimension="y" chart:name="primary-y" chart:style-name="ch8">
            <chart:title svg:x="0.451cm" svg:y="9.686cm" chart:style-name="ch9">
              <text:p>Время выполнения (в тактах)</text:p>
            </chart:title>
            <chart:grid chart:style-name="ch7" chart:class="major"/>
          </chart:axis>
          <chart:series chart:style-name="ch10" chart:values-cell-range-address="Лист1.B2:Лист1.M2" chart:label-cell-address="Лист1.A2:Лист1.A2" chart:class="chart:scatter">
            <chart:domain table:cell-range-address="Лист1.B1:Лист1.M1"/>
            <chart:data-point chart:repeated="12"/>
          </chart:series>
          <chart:series chart:style-name="ch11" chart:values-cell-range-address="Лист1.B3:Лист1.M3" chart:label-cell-address="Лист1.A3:Лист1.A3" chart:class="chart:scatter">
            <chart:data-point chart:repeated="12"/>
          </chart:series>
          <chart:series chart:style-name="ch12" chart:values-cell-range-address="Лист1.B4:Лист1.M4" chart:label-cell-address="Лист1.A4:Лист1.A4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64">
                <text:p>64</text:p>
                <draw:g>
                  <svg:desc>Лист1.B1:Лист1.M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768">
                <text:p>768</text:p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6144">
                <text:p>6144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24576">
                <text:p>2457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TimeStr</text:p>
                <draw:g>
                  <svg:desc>Лист1.A2:Лист1.A2</svg:desc>
                </draw:g>
              </table:table-cell>
              <table:table-cell office:value-type="float" office:value="3.639">
                <text:p>3.639</text:p>
                <draw:g>
                  <svg:desc>Лист1.B2:Лист1.M2</svg:desc>
                </draw:g>
              </table:table-cell>
              <table:table-cell office:value-type="float" office:value="3.59818">
                <text:p>3.59818</text:p>
              </table:table-cell>
              <table:table-cell office:value-type="float" office:value="3.66316">
                <text:p>3.66316</text:p>
              </table:table-cell>
              <table:table-cell office:value-type="float" office:value="3.64787">
                <text:p>3.64787</text:p>
              </table:table-cell>
              <table:table-cell office:value-type="float" office:value="3.55359">
                <text:p>3.55359</text:p>
              </table:table-cell>
              <table:table-cell office:value-type="float" office:value="3.5585">
                <text:p>3.5585</text:p>
              </table:table-cell>
              <table:table-cell office:value-type="float" office:value="3.5744">
                <text:p>3.5744</text:p>
              </table:table-cell>
              <table:table-cell office:value-type="float" office:value="3.68259">
                <text:p>3.68259</text:p>
              </table:table-cell>
              <table:table-cell office:value-type="float" office:value="3.634">
                <text:p>3.634</text:p>
              </table:table-cell>
              <table:table-cell office:value-type="float" office:value="3.73893">
                <text:p>3.73893</text:p>
              </table:table-cell>
              <table:table-cell office:value-type="float" office:value="3.68778">
                <text:p>3.68778</text:p>
              </table:table-cell>
              <table:table-cell office:value-type="float" office:value="3.70583">
                <text:p>3.70583</text:p>
              </table:table-cell>
            </table:table-row>
            <table:table-row>
              <table:table-cell office:value-type="string">
                <text:p>TimeRev</text:p>
                <draw:g>
                  <svg:desc>Лист1.A3:Лист1.A3</svg:desc>
                </draw:g>
              </table:table-cell>
              <table:table-cell office:value-type="float" office:value="3.66966">
                <text:p>3.66966</text:p>
                <draw:g>
                  <svg:desc>Лист1.B3:Лист1.M3</svg:desc>
                </draw:g>
              </table:table-cell>
              <table:table-cell office:value-type="float" office:value="3.6152">
                <text:p>3.6152</text:p>
              </table:table-cell>
              <table:table-cell office:value-type="float" office:value="3.59607">
                <text:p>3.59607</text:p>
              </table:table-cell>
              <table:table-cell office:value-type="float" office:value="3.63616">
                <text:p>3.63616</text:p>
              </table:table-cell>
              <table:table-cell office:value-type="float" office:value="3.591">
                <text:p>3.591</text:p>
              </table:table-cell>
              <table:table-cell office:value-type="float" office:value="3.56187">
                <text:p>3.56187</text:p>
              </table:table-cell>
              <table:table-cell office:value-type="float" office:value="3.6319">
                <text:p>3.6319</text:p>
              </table:table-cell>
              <table:table-cell office:value-type="float" office:value="3.66125">
                <text:p>3.66125</text:p>
              </table:table-cell>
              <table:table-cell office:value-type="float" office:value="3.62639">
                <text:p>3.62639</text:p>
              </table:table-cell>
              <table:table-cell office:value-type="float" office:value="3.73178">
                <text:p>3.73178</text:p>
              </table:table-cell>
              <table:table-cell office:value-type="float" office:value="3.71479">
                <text:p>3.71479</text:p>
              </table:table-cell>
              <table:table-cell office:value-type="float" office:value="3.71018">
                <text:p>3.71018</text:p>
              </table:table-cell>
            </table:table-row>
            <table:table-row>
              <table:table-cell office:value-type="string">
                <text:p>TimeRand</text:p>
                <draw:g>
                  <svg:desc>Лист1.A4:Лист1.A4</svg:desc>
                </draw:g>
              </table:table-cell>
              <table:table-cell office:value-type="float" office:value="5.74767">
                <text:p>5.74767</text:p>
                <draw:g>
                  <svg:desc>Лист1.B4:Лист1.M4</svg:desc>
                </draw:g>
              </table:table-cell>
              <table:table-cell office:value-type="float" office:value="6.92208">
                <text:p>6.92208</text:p>
              </table:table-cell>
              <table:table-cell office:value-type="float" office:value="8.09327">
                <text:p>8.09327</text:p>
              </table:table-cell>
              <table:table-cell office:value-type="float" office:value="19.0311">
                <text:p>19.0311</text:p>
              </table:table-cell>
              <table:table-cell office:value-type="float" office:value="22.6169">
                <text:p>22.6169</text:p>
              </table:table-cell>
              <table:table-cell office:value-type="float" office:value="24.1451">
                <text:p>24.1451</text:p>
              </table:table-cell>
              <table:table-cell office:value-type="float" office:value="27.4521">
                <text:p>27.4521</text:p>
              </table:table-cell>
              <table:table-cell office:value-type="float" office:value="32.0456">
                <text:p>32.0456</text:p>
              </table:table-cell>
              <table:table-cell office:value-type="float" office:value="34.0772">
                <text:p>34.0772</text:p>
              </table:table-cell>
              <table:table-cell office:value-type="float" office:value="85.9257">
                <text:p>85.9257</text:p>
              </table:table-cell>
              <table:table-cell office:value-type="float" office:value="109.138">
                <text:p>109.138</text:p>
              </table:table-cell>
              <table:table-cell office:value-type="float" office:value="122.272">
                <text:p>122.2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